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aea55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aea55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 style:writing-mode="rl-tb"/>
      <style:text-properties officeooo:paragraph-rsid="000aea55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DdeLink__51247_1180529564"/><text:span text:style-name="Titre_20_1_20_Car">[</text:span>سُورَةُ هُودٖ]<text:bookmark-end text:name="__DdeLink__51247_1180529564"/></text:h>
      <text:p text:style-name="P2" loext:marker-style-name="T1"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 </text:span><text:span text:style-name="T1">أَلَٓرۭؐ كِتَـٰــب٘ </text:span><text:span text:style-name="T4">۷</text:span><text:span text:style-name="T1">حْكِمَتَ —ايَـٰتُهُ„ ثُمَّ فُصِّلَــتْ مِــن لَّدُنْ حَكِيمٖ خَبِير۫ </text:span><text:span text:style-name="T2">(1)</text:span><text:span text:style-name="T1"> اَلاَّ تَعْبُدُوٓاْ إِلاَّ </text:span><text:span text:style-name="T4">۰</text:span><text:span text:style-name="T1">للَّهَ إِنَّنِى لَكُم مِّنْهُ نَذِيرٌ وَبَشِيرٌ </text:span><text:span text:style-name="T2">(2)</text:span><text:span text:style-name="T1"> وَأَنِ 'سْتَغْفِرُواْ رَبَّكُمْ ثُمَّ تُوبُوٓاْ إِلَيْهِ يُمَتِّعْكُم مَّتَـٰعاٗ حَسَناٗ اِلَـيٰٓ أَجَــلٍ مُّسَمّيً وَيُوتِ كُلَّ ذى فَضْــلٍ فَضْلَهُؐ, وَإِن تَوَلَّوْاْ فَإِنِّــيَ أَخَافُ عَلَيْكُمْ عَذَابَ يَوْمٍ كَبِيرٖؐ </text:span><text:span text:style-name="T2">(3)</text:span><text:span text:style-name="T1"> اِلَــي </text:span><text:span text:style-name="T4">۰</text:span><text:span text:style-name="T1">للَّهِ مَرْجِعُكُمْؐ وَهُوَ عَلَيٰ كُــلّۣ شَيْءٍ قَدِير٘ؐ </text:span><text:span text:style-name="T2">(4)</text:span><text:span text:style-name="T1"> اَلآَ إِنَّهُمْ يَثْنُونَ صُدُورَهُمْ ڤِيَسْتَخْفُواْ مِنْهُؐ أَلاَ حِينَ يَسْتَغْشُونَ ثِيَابَهُمْ يَعْلَمُ مَا يُسِرُّونَ وَمَا يُعْلِنُونَؐ إِنَّهُ„ عَلِيمٛ بِذَاتِ </text:span><text:span text:style-name="T4">۱</text:span><text:span text:style-name="T1">لصُّدُورۣؐ </text:span><text:span text:style-name="T2">(5) </text:span><text:span text:style-name="T1">¤ وَمَا مِــن دَآبَّةٍ فِى </text:span><text:span text:style-name="T4">۱</text:span><text:span text:style-name="T1">لاَرْضِ إِلاَّ عَلَــي </text:span><text:span text:style-name="T4">۰</text:span><text:span text:style-name="T1">للَّهِ رۣزْقُهَا وَيَعْلَمُ مُسْتَقَرَّهَا وَمُسْتَوْدَعَهَاؐ كُــلٌّ فِى كِتَـٰــبٍ مُّبِينٍؐ </text:span><text:span text:style-name="T2">(6)</text:span><text:span text:style-name="T1"> وَهُوَ </text:span><text:span text:style-name="T4">۰ﻟ﮲</text:span><text:span text:style-name="T1"> خَلَــقَ </text:span><text:span text:style-name="T4">۰</text:span><text:span text:style-name="T1">لسَّمَـٰوَ؛تتتِ وَالاَرْضَ فِى سِتَّةِ أَيَّامٍ وَكَانَ عَرْشُهُ„ عَلَــي </text:span><text:span text:style-name="T4">۰</text:span><text:span text:style-name="T1">لْمَآءِ لِيَبْلُوَكُمُ; أَيُّكُمُ; أَحْسَــنُ عَمَلًؐا وَلَـئِـــن قُلْــتَ إِنَّكُم مَّبْعُوثُونَ مِـنۢ بَعْدِ </text:span><text:span text:style-name="T4">۱</text:span><text:span text:style-name="T1">لْمَوْتتتِ لَيَقُولَــنَّ </text:span><text:span text:style-name="T4">۰</text:span><text:span text:style-name="T1">لذِيــنَ كَفَرُوٓاْ إِنْ هَـٰذَآ إِلاَّ سِحْـرٌ مُّبِينٌؐ </text:span><text:span text:style-name="T2">(7)</text:span><text:span text:style-name="T1"> وَلَـئِـــنَ اَخَّرْنَا عَنْهُمُ </text:span><text:span text:style-name="T4">۴</text:span><text:span text:style-name="T1">لْعَذَابببَ إِلَــيٰٓ ٱُمَّةٍ مَّعْدُودَةٍ لَّيَقُولُــنَّ مَا يَحْبِسُهُؐ’ أَلاَ يَوْمَ يَاتِيهِمْ لَيْــسَ مَصْرُوفاٗ عَنْهُمْؐ وَحَاقَ بِهِم مَّا كَانُواْ بِهِ” يَسْتَهْزۣءُونَؐ </text:span><text:span text:style-name="T2">(8)</text:span><text:span text:style-name="T1"> وَلَـئِــنَ اَذَقْنَا </text:span><text:span text:style-name="T4">۰</text:span><text:span text:style-name="T1">لِانسَـٰــنَ مِنَّا رَحْمَةً ثُمَّ نَزَعْنَـٰهَا مِنْهُ إِنَّهُ„ لَيَـُٔوسسسٌ كَفُورٌؐ </text:span><text:span text:style-name="T2">(9)</text:span><text:span text:style-name="T1"> وَلَـئِـــنَ اَذَقْنَـٰهُ نَعْمَآءَ بَعْدَ ضَرَّآءَ مَسَّتْهُ لَيَقُولَــنَّ ذَهَــبَ </text:span><text:span text:style-name="T4">۰</text:span><text:span text:style-name="T1">لسَّيِّـَٔاتتتُ عَنِّــيَؐ إِنَّهُ„ لَفَرۣحٌ فَخُور٘ؐ </text:span><text:span text:style-name="T2">(10)</text:span><text:span text:style-name="T1"> اِلاَّ </text:span><text:span text:style-name="T4">۰</text:span><text:span text:style-name="T1">لذِيــنَ صَبَرُواْ وَعَمِلُواْ </text:span><text:span text:style-name="T4">۴</text:span><text:span text:style-name="T1">ڤصَّـٰڤِحَـٰــتِ ٱُوْلَئِــكَ لَهُم مَّغْفِرَةٌ وَأَجْرٌ كَبِيرٌؐ </text:span><text:span text:style-name="T2">(11)</text:span><text:span text:style-name="T1"> فَلَعَلَّــكَ تَارۣكككٛ بَعْــضَ مَا يُوحۭيٰٓ إِلَيْكَ </text:span><text:soft-page-break/><text:span text:style-name="T1">وَضَآئِقٛ بِهِ” صَدْرُكككَ أَنْ يَّقُولُواْ لَوْلآَ ٱُنزۣلَ عَلَيْهِ كَنز٘ اَوْ جَآءَ مَعَهُ„ مَلَــك٘ؐ اِنَّمَآ أَنــتَ نَذِيرٌؐ وَ اللَّهُ عَلَــيٰ كُــلّۣ شَيْءٍ</text:span></text:p>
      <text:p text:style-name="P3" loext:marker-style-name="T1"><text:span text:style-name="T1">وَكِيل٘ؐ </text:span><text:span text:style-name="T2">(12)</text:span><text:span text:style-name="T1"> اَمْ يَقُولُونَ "فْتَرۭيٰهُؐ قُـلْ فَاتُواْ بِعَشْرۣ سُوَرٍ مِّثْلِهِ” مُفْتَرَيَـٰــتٍ وَادْعُواْ مَنِ 'سْتَطَعْتُم مِّن دُونِ </text:span><text:span text:style-name="T4">۱</text:span><text:span text:style-name="T1">للَّهِ إِننن كُنتُمْ صَـٰدِقِينَؐ </text:span><text:span text:style-name="T2">(13)</text:span><text:span text:style-name="T1"> فَإِلَّمْ يَسْتَجِيبُواْ لَكُمْ فَاعْلَمُوٓاْ أَنَّمَآ ٱُنزۣلَ بِعِلْمِ </text:span><text:span text:style-name="T4">۱</text:span><text:span text:style-name="T1">للَّهِ وَأَن لٓاَّ إِچَهَ إِلاَّ هُوَؐ فَهَــلَ اَنتُم مُّسْلِمُونَؐ </text:span><text:span text:style-name="T2">(14)</text:span><text:span text:style-name="T1"> ® مَــن كَانَ يُرۣيدُ </text:span><text:span text:style-name="T4">۴</text:span><text:span text:style-name="T1">لْحَيَوٰةَ </text:span><text:span text:style-name="T4">۰</text:span><text:span text:style-name="T1">لدُّنْيۭا وَزۣينَتَهَا نُوَفِّ إِلَيْهِمُ; أَعْمَـٰلَهُمْ فِيهَا وَهُمْ فِيهَا لاَ يُبْخَسُونَؐ </text:span><text:span text:style-name="T2">(15)</text:span><text:span text:style-name="T1"> ٱُوْلَئِــكَ </text:span><text:span text:style-name="T4">۰</text:span><text:span text:style-name="T1">لذِينَ لَيْــسَ لَهُمْ فِى </text:span><text:span text:style-name="T4">۱</text:span><text:span text:style-name="T1">لاَخِرَةِ إِلاَّ </text:span><text:span text:style-name="T4">۰</text:span><text:span text:style-name="T1">لنَّارُؐ وَحَبِطَ مَا صَنَعُواْ فِيهَاؐ وَبَـٰطِــلٌ مَّا كَانُواْ يَعْمَلُونَؐ </text:span><text:span text:style-name="T2">(16)</text:span><text:span text:style-name="T1"> أَفَمَــن كَانَ عَلَيٰ بَيِّنَةٍ مِّن رَّبِّهِ” وَيَتْلُوهُ شَاهِدٌ مِّنْهُؐ وَمِــن قَبْلِهِ” كِتَـٰــبُ مُوسۭيٰٓ إِمَاماً وَرَحْمَةٗؐ </text:span><text:span text:style-name="T4">۷</text:span><text:span text:style-name="T1">وْلَئِــكَ يُومِنُونَ بِهِؐ” وَمَنْ يَّكْفُرْ بِهِ” مِــنَ </text:span><text:span text:style-name="T4">۰</text:span><text:span text:style-name="T1">لاَحْزَابببِ فَالنَّارُ مَوْعِدُهُؐ, فَلاَ تَكُ فِى مِرْيَةٍ مِّنْهُؐ إِنَّهُ </text:span><text:span text:style-name="T4">۴</text:span><text:span text:style-name="T1">لْحَـقُّ مِـن رَّبِّكَؐ وَچَكِــنَّ أَكْثَرَ </text:span><text:span text:style-name="T4">۰</text:span><text:span text:style-name="T1">لنَّاسسسِ لاَ يُومِنُونَؐ </text:span><text:span text:style-name="T2">(17)</text:span><text:span text:style-name="T1"> وَمَــنَ اَظْلَمُ مِمَّنِ 'فْتَرۭيٰ عَلَــي </text:span><text:span text:style-name="T4">۰</text:span><text:span text:style-name="T1">للَّهِ كَذِباٗؐ </text:span><text:span text:style-name="T4">۷</text:span><text:span text:style-name="T1">وْلَئِــكَ يُعْرَضُونَ عَلَيٰ رَبِّهِمْ وَيَقُولُ </text:span><text:span text:style-name="T4">۴</text:span><text:span text:style-name="T1">لاَشْهَـٰدُ هَـٰٓؤُلآَءِ </text:span><text:span text:style-name="T4">۱</text:span><text:span text:style-name="T1">لذِيــنَ كَذَبُواْ عَلَيٰ رَبِّهِمُؐ; أَلاَ لَعْنَةُ </text:span><text:span text:style-name="T4">۴</text:span><text:span text:style-name="T1">للَّهِ عَلَــي </text:span><text:span text:style-name="T4">۰</text:span><text:span text:style-name="T1">لظَّـٰلِمِينَ </text:span><text:span text:style-name="T2">(18)</text:span><text:span text:style-name="T1"> </text:span><text:span text:style-name="T4">۰</text:span><text:span text:style-name="T1">لذِيــنَ يَصُدُّونَ عَــن سَبِيـلِ </text:span><text:span text:style-name="T4">۱</text:span><text:span text:style-name="T1">للَّهِ وَيَبْغُونَهَا عِوَجاً وَهُم بِالاَخِرَةِ هُمْ كَـٰفِرُونَؐ </text:span><text:span text:style-name="T2">(19)</text:span><text:span text:style-name="T1"> ٱُوْلَئِــكَ لَمْ يَكُونُواْ مُعْجِزۣيــنَ فِى </text:span><text:span text:style-name="T4">۱</text:span><text:span text:style-name="T1">لاَرْضِ وَمَا كَانَ لَهُم مِّن دُونِ </text:span><text:span text:style-name="T4">۱</text:span><text:span text:style-name="T1">للَّهِ مِنَ اَوْلِيَآءَؐ يُضَـٰعَفُ لَهُمُ </text:span><text:span text:style-name="T4">۴</text:span><text:span text:style-name="T1">لْعَذَابببُؐ مَا كَانُواْ يَسْتَطِيعُونَ </text:span><text:span text:style-name="T4">۰</text:span><text:span text:style-name="T1">لسَّمْعَ وَمَا كَانُواْ يُبْصِرُونَؐ </text:span><text:span text:style-name="T2">(20)</text:span><text:span text:style-name="T1"> ٱُوْلَئِكَ </text:span><text:span text:style-name="T4">۰</text:span><text:span text:style-name="T1">لذِيــنَ خَسِرُوٓاْ أَنفُسَهُمْ وَضَــلَّ عَنْهُم مَّا كَانُواْ يَفْتَرُونَؐ </text:span><text:span text:style-name="T2">(21)</text:span><text:span text:style-name="T1"> لاَ جَرَمَ أَنَّهُمْ فِى </text:span><text:span text:style-name="T4">۱</text:span><text:span text:style-name="T1">لاَخِرَةِ هُمُ </text:span><text:soft-page-break/><text:span text:style-name="T4">۴</text:span><text:span text:style-name="T1">لاَخْسَرُونَؐ </text:span><text:span text:style-name="T2">(22)</text:span><text:span text:style-name="T1"> إِنَّ </text:span><text:span text:style-name="T4">۰</text:span><text:span text:style-name="T1">لذِيــنَ ءَامَنُواْ وَعَمِلُواْ </text:span><text:span text:style-name="T4">۴</text:span><text:span text:style-name="T1">ڤصَّـٰڤِحَـٰــتِ وَأَخْبَتُوٓاْ إِلَيٰ رَبِّهِمُ; ٱُوْلَئِــكَ أَصْحَـٰــبُ </text:span><text:span text:style-name="T4">۴</text:span><text:span text:style-name="T1">لْجَنَّةِؐ هُمْ فِيهَا خَـٰلِدُونَؐ </text:span><text:span text:style-name="T2">(23)</text:span><text:span text:style-name="T1"> © مَثَلُ </text:span><text:span text:style-name="T4">۴</text:span><text:span text:style-name="T1">لْفَرۣيقَيْــنۣ كَالاَعْمۭيٰ وَالاَصَمِّ وَالْبَصِيرۣ وَالسَّمِيعِؐ هَلْ يَسْتَوۣيَـٰــنۣ مَثَلٗؐا اَفَلاَ تَذَّكَّرُونَؐ </text:span><text:span text:style-name="T2">(24)</text:span><text:span text:style-name="T1"> وَلَقَدَ اَرْسَلْنَا نُوحاٗ اِلَيٰ قَوْمِهِؐ“ إِنِّى لَكُمْ نَذِيرٌ مُّبِين٘ </text:span><text:span text:style-name="T2">(25)</text:span><text:span text:style-name="T1"> اَن لاَّ تَعْبُدُوٓاْ إِلاَّ </text:span><text:span text:style-name="T4">۰</text:span><text:span text:style-name="T1">للَّهَؐ إِنِّــيَ أَخَافُ عَلَيْكُمْ عَذَابببَ يَوْمٖ اَلِيمٍؐ </text:span><text:span text:style-name="T2">(26)</text:span><text:span text:style-name="T1"> فَقَالَ </text:span><text:span text:style-name="T4">۰</text:span><text:span text:style-name="T1">لْمَلُءَ </text:span><text:span text:style-name="T4">۴</text:span><text:span text:style-name="T1">لذِيــنَ كَفَرُواْ مِن قَوْمِهِ” مَا نَرۭيٰكَ إِلاَّ بَشَراً مِّثْلَنَا وَمَا نَرۭيٰكَ "تَّبَعَكَ إِلاَّ </text:span><text:span text:style-name="T4">۰</text:span><text:span text:style-name="T1">لذِينَ هُمُ; أَرَاذِلُنَا بَادِيَ </text:span><text:span text:style-name="T4">۰</text:span><text:span text:style-name="T1">لرَّأْيِؐ وَمَا نَرۭيٰ لَكُمْ عَلَيْنَا مِـن فَضْلٙ بَلْ نَظُنُّكُمْ كَـٰذِبِينَؐ </text:span><text:span text:style-name="T2">(27) </text:span><text:span text:style-name="T1">قَالَ يَـٰقَوْمِ أَرَ×يْتُمُ; إِن كُنتُ عَلَيٰ بَيِّنَةٍ مِّن رَّبِّى وَءَاتۭيٰنِى رَحْمَةً مِّـنْ عِندِهِ” فَعَمِيَــتْ عَلَيْكُمُ; أَنُلْزۣمُكُمُوهَــا وَأَنتُمْ لَهَــا كَـٰرۣهُونَؐ </text:span><text:span text:style-name="T2">(28)</text:span><text:span text:style-name="T1"> وَيَـٰقَوْمِ لآَ أَسْــَٔلُكُمْ عَلَيْهِ مَالٗؐا اِنَ اَجْرۣيَ إِلاَّ عَلَــي </text:span><text:span text:style-name="T4">۰</text:span><text:span text:style-name="T1">للَّهِؐ وَمَآ أَنَا بِطَارۣدِ </text:span><text:span text:style-name="T4">۱</text:span><text:span text:style-name="T1">لذِيــنَ ءَامَنُوٓاْ إِنَّهُم مُّچَقُواْ رَبِّهِمْؐ وَچَكِنِّيَ أَرۭيٰكُمْ قَوْماً تَجْهَلُونَؐ </text:span><text:span text:style-name="T2">(29)</text:span><text:span text:style-name="T1"> وَيَـٰقَوْمِ مَنْ يَّنصُرُنِى مِــنَ </text:span><text:span text:style-name="T4">۰</text:span><text:span text:style-name="T1">للَّهِ إِن طَرَدتُّهُمُؐ; أَفَلاَ تَذَّكَّرُونَؐ </text:span><text:span text:style-name="T2">(30)</text:span><text:span text:style-name="T1"> وَلآَ أَقُولُ لَكُمْ عِندِى خَزَآئِـــنُ </text:span><text:span text:style-name="T4">۴</text:span><text:span text:style-name="T1">للَّهِ وَلآَ أَعْلَمُ </text:span><text:span text:style-name="T4">۴</text:span><text:span text:style-name="T1">لْغَيْــبَ وَلآَ أَقُولُ إِنِّى مَلَــكٌؐ وَلآَ أَقُولُ لِلذِينَ تَزْدَرۣىٓ أَعْيُنُكُمْ لَنْ يُّوتِيَهُمُ </text:span><text:span text:style-name="T4">۴</text:span><text:span text:style-name="T1">للَّهُ خَيْراٗؐ </text:span><text:span text:style-name="T4">۱</text:span><text:span text:style-name="T1">للَّهُ أَعْلَمُ بِمَا فِىٓ أَنفُسِهِمُؐ; إِنِّيَ إِذاً لَّمِــنَ </text:span><text:span text:style-name="T4">۰</text:span><text:span text:style-name="T1">لظَّـٰلِمِينَؐ </text:span><text:span text:style-name="T2">(31)</text:span><text:span text:style-name="T1"> ® قَالُواْ يَـٰنُوحُ قَدْ جَـٰدَلْتَنَا فَأَكْثَرْتتتَ جِدَ؛لَنَا فَاتِنَا بِمَا تَعِدُنَآ إِن كُنــتَ مِــنَ </text:span><text:span text:style-name="T4">۰</text:span><text:span text:style-name="T1">لصَّـٰدِقِينَؐ </text:span><text:span text:style-name="T2">(32)</text:span><text:span text:style-name="T1"> قَالَ إِنَّمَا يَاتِيكُم بِهِ </text:span><text:span text:style-name="T4">۱</text:span><text:span text:style-name="T1">للَّهُ إِن شَآءَ وَمَآ أَنتُم بِمُعْجِزۣينَؐ </text:span><text:span text:style-name="T2">(33)</text:span><text:span text:style-name="T1"> وَلاَ يَنفَعُكُمْ نُصْحِيَ إِنَ اَرَدتتتُّ أَنَ اَنصَحَ لَكُمُ; إِن كَانننَ </text:span><text:span text:style-name="T4">۰</text:span><text:span text:style-name="T1">للَّهُ يُرۣيدُ أَنْ يُّغْوۣيَكُمْؐ هُوَ رَبُّكُمْؐ وَإِلَيْهِ </text:span><text:soft-page-break/><text:span text:style-name="T1">تُرْجَعُونَؐ </text:span><text:span text:style-name="T2">(34)</text:span><text:span text:style-name="T1"> أَمْ يَقُولُونَ "فْتَرۭيٰهُؐ قُلِ اِنِ 'فْتَرَيْتُهُ„ فَعَلَيَّ إِجْرَامِى وَأَنَا بَرۣىٓءٌ مِّمَّا تُجْرۣمُونَؐ </text:span><text:span text:style-name="T2">(35) </text:span><text:span text:style-name="T1">وَٱُوحِيَ إِلَيٰ نُوحٖ اَنَّهُ„ لَنْ يُّومِــنَ مِـن قَوْمِــكَ إِلاَّ مَــن قَدَ —امَنَؐ فَلاَ تَبْتَئِسْ بِمَا كَانُواْ يَفْعَلُونَؐ </text:span><text:span text:style-name="T2">(36)</text:span><text:span text:style-name="T1"> وَاصْنَعِ </text:span><text:span text:style-name="T4">۱</text:span><text:span text:style-name="T1">لْفُلْكَ بِأَعْيُنِنَا وَوَحْيِنَاؐ وَلاَ تُخَــٰـطِـبْـنِى فِى </text:span><text:span text:style-name="T4">۱</text:span><text:span text:style-name="T1">لذِيــنَ ظَلَمُوٓاْ إِنَّهُم مُّغْرَقُونَؐ </text:span><text:span text:style-name="T2">(37)</text:span><text:span text:style-name="T1"> وَيَصْنَعُ </text:span><text:span text:style-name="T4">۴</text:span><text:span text:style-name="T1">لْفُلْــكَ وَكُلَّمَا مَرَّ عَلَيْهِ مَلٌءَ مِّن قَوْمِهِ” سَخِرُواْ مِنْهُؐ قَالَ إِن تَسْخَرُواْ مِنَّا فَإِنَّا نَسْخَرُ مِنكُمْ كَمَا تَسْخَرُونَؐ </text:span><text:span text:style-name="T2">(38)</text:span><text:span text:style-name="T1"> فَسَوْفَ تَعْلَمُونَ مَـنْ يَّاتِيهِ عَذَابببٌ يُخْزۣيهِ وَيَحِلُّ عَلَيْهِ عَذَابببٌ مُّقِيم٘ؐ </text:span><text:span text:style-name="T2">(39)</text:span><text:span text:style-name="T1"> حَتَّيٰٓ إِذَا جَآءَ امْرُنَا وَفَارَ </text:span><text:span text:style-name="T4">۰</text:span><text:span text:style-name="T1">لتَّنُّورُ قُلْنَا "حْمِـلْ فِيهَا مِــن كُلِّ زَوْجَيْـنِ 'ثْنَيْنِ وَأَهْلَــكَ إِلاَّ مَن سَبَقَ عَلَيْهِ </text:span><text:span text:style-name="T4">۱</text:span><text:span text:style-name="T1">لْقَوْلُ وَمَــنَ —امَنَؐ وَمَآ ءَامَنَ مَعَهُ; إِلاَّ قَلِيــلٌؐ </text:span><text:span text:style-name="T2">(40)</text:span><text:span text:style-name="T1"> ¥ وَقَالَ "رْكَبُواْ فِيهَا بِسْمِ </text:span><text:span text:style-name="T4">۱</text:span><text:span text:style-name="T1">للَّهِ مُجْرۭيٰهَا وَمُرْسۭيٰهَآؐ إِنَّ رَبِّى لَغَفُورٌ رَّحِيمٌؐ </text:span><text:span text:style-name="T2">(41)</text:span><text:span text:style-name="T1"> وَهِيَ تَجْرۣى بِهِمْ فِى مَوْجٍ كَالْجِبَالِؐ وَنَادۭيٰ نُوح٘ 'بْنَهُ„ وَكَانَ فِى مَعْزۣلٍ يَـٰبُنَيِّ 'رْكَــبْ مَعَنَا وَلاَ تَكُن مَّعَ </text:span><text:span text:style-name="T4">۰</text:span><text:span text:style-name="T1">لْكۭـٰفِـرۣينَؐ </text:span><text:span text:style-name="T2">(42)</text:span><text:span text:style-name="T1"> قَالَ سَـَٔاوۣىٓ إِلَــيٰ جَبَــلٍ يَعْصِمُنِى مِــنَ </text:span><text:span text:style-name="T4">۰</text:span><text:span text:style-name="T1">لْمَآءِؐ قَالَ لاَ عَـٰصِمَ </text:span><text:span text:style-name="T4">۰</text:span><text:span text:style-name="T1">لْيَوْمَ مِنَ اَمْرۣ </text:span><text:span text:style-name="T4">۱</text:span><text:span text:style-name="T1">للَّهِ إِلاَّ مَن رَّحِمَؐ وَحَالَ بَيْنَهُمَا </text:span><text:span text:style-name="T4">۰</text:span><text:span text:style-name="T1">لْمَوْجُ فَكَانَ مِــنَ </text:span><text:span text:style-name="T4">۰</text:span><text:span text:style-name="T1">لْمُغْرَقِينَؐ </text:span><text:span text:style-name="T2">(43)</text:span><text:span text:style-name="T1"> وَقِيلَ يَـٰٓأَرْضُ èبْلَعِى مَآءَكككِ وَيَـٰسَمَآءُ اَ۬قْلِعِىؐ وَغِيــضَ </text:span><text:span text:style-name="T4">۰</text:span><text:span text:style-name="T1">لْمَآءُ وَقُضِــيَ </text:span><text:span text:style-name="T4">۰</text:span><text:span text:style-name="T1">لاَمْرُ وَاسْتَوَتتتْ عَلَي </text:span><text:span text:style-name="T4">۰</text:span><text:span text:style-name="T1">لْجُودِيﱢّؐ وَقِيـلَ بُعْداً لِّلْقَوْمِ </text:span><text:span text:style-name="T4">۱</text:span><text:span text:style-name="T1">لظَّـٰلِمِينَؐ </text:span><text:span text:style-name="T2">(44)</text:span><text:span text:style-name="T1"> وَنَادۭيٰ نُوحٌ رَّبَّهُ„ فَقَالَ رَبببِّ إِنَّ "بْنِى مِنَ اَهْلِى وَإِنَّ وَعْدَكَ </text:span><text:span text:style-name="T4">۰</text:span><text:span text:style-name="T1">لْحَقُّؐ وَأَنــتَ أَحْكَمُ </text:span><text:span text:style-name="T4">۴</text:span><text:span text:style-name="T1">لْحَـٰكِمِينَؐ </text:span><text:span text:style-name="T2">(45)</text:span><text:span text:style-name="T1"> قَالَ يَـٰنُوحُ إِنَّهُ„ لَيْسَ مِــنَ اَهْلِــكَؐ إِنَّهُ„ عَمَــل٘ غَيْرُ صَـٰلِحٍؐ فَلاَ تَسْـَٔلَـــنّۣ” مَا لَيْــسَ لَكَ بِهِ” عِلْم٘ؐ اِنِّيَ أَعِظُــكَ أَن تَكُونَ مِــنَ </text:span><text:span text:style-name="T4">۰</text:span><text:span text:style-name="T1">لْجَـٰهِلِينَؐ </text:span><text:soft-page-break/><text:span text:style-name="T2">(46)</text:span><text:span text:style-name="T1"> قَالَ رَبِّ إِنِّيَ أَعُوذُ بِــكَ أَنننَ اَسْـَٔلَــكَ مَا لَيْسَ لِى بِهِ” عِلْمٌؐ وَإِلاَّ تَغْفِرْ لِى وَتَرْحَمْنِىٓ أَكُن مِّنَ </text:span><text:span text:style-name="T4">۰</text:span><text:span text:style-name="T1">لْخَـٰسِرۣينَؐ </text:span><text:span text:style-name="T2">(47)</text:span><text:span text:style-name="T1"> قِيـلَ يَـٰنُوحُ èهْبِطْ بِسَچَمٍ مِّنَّا وَبَرَكَـٰــتٖ عَلَيْــكَ وَعَلَــيٰٓ ٱُمَمٍ مِّمَّــن مَّعَــكَؐ وَٱُمَمٌ سَنُمَتِّعُهُمْ ثُمَّ يَمَسُّهُم مِّنَّا عَذَاببب٘ اَلِيمٌؐ </text:span><text:span text:style-name="T2">(48)</text:span><text:span text:style-name="T1"> تِلْــكَ مِــنَ اَنۢبَآءِ </text:span><text:span text:style-name="T4">۱</text:span><text:span text:style-name="T1">لْغَيْبِ نُوحِيهَآ إِلَيْــكَؐ مَا كُنــتَ تَعْلَمُهَآ أَنــتَ وَلاَ قَوْمُــكَ مِــن قَبْلِ هَـٰذَاؐ فَاصْبِـرۣؐ اِنَّ </text:span><text:span text:style-name="T4">۰</text:span><text:span text:style-name="T1">لْعَـٰقِبَةَ لِلْمُتَّقِينَؐ </text:span><text:span text:style-name="T2">(49)</text:span><text:span text:style-name="T1"> وَإِلَــيٰ عَادٖ اَخَاهُمْ هُوداًؐ قَالَ يَـٰقَوْمِ </text:span><text:span text:style-name="T4">۹</text:span><text:span text:style-name="T1">عْبُدُواْ </text:span><text:span text:style-name="T4">۴</text:span><text:span text:style-name="T1">للَّهَ مَا لَكُم مِّـنِ اِچَهٖ غَيْرُهُؐ; إِنَ اَنتُمُ; إِلاَّ مُفْتَرُونَؐ </text:span><text:span text:style-name="T2">(50)</text:span><text:span text:style-name="T1"> يَـٰقَوْمِ لآَ أَسْـَٔلُكُمْ عَلَيْهِ أَجْراٗؐ اِنَ اَجْرۣيَ إِلاَّ عَلَي </text:span><text:span text:style-name="T4">۰ﻟ﮲</text:span><text:span text:style-name="T1"> فَطَرَنِيَؐ أَفَلاَ تَعْقِلُونَؐ </text:span><text:span text:style-name="T2">(51) </text:span><text:span text:style-name="T1">وَيَـٰقَوْمِ 'سْتَغْفِرُواْ رَبَّكُمْ ثُمَّ تُوبُوٓاْ إِلَيْهِ يُرْسِـلِ </text:span><text:span text:style-name="T4">۱</text:span><text:span text:style-name="T1">لسَّمَآءَ عَلَيْكُم مِّدْرَاراً وَيَزۣدْكُمْ قُوَّةٗ اِلَيٰ قُوَّتِكُمْ وَلاَ تَتَوَلَّوْاْ مُجْرۣمِينَؐ </text:span><text:span text:style-name="T2">(52)</text:span><text:span text:style-name="T1"> ® قَالُواْ يَـٰهُودُ مَا جِيؔتَنَا بِبَيِّنَةٍ وَمَا نَحْنُ بِتَارۣكِىٓ ءَالِهَتِنَا عَن قَوْلِــكَ وَمَا نَحْــنُ لَــكَ بِمُومِنِينَؐ </text:span><text:span text:style-name="T2">(53)</text:span><text:span text:style-name="T1"> إِن نَّقُولُ إِلاَّ "عْتَرۭيٰكَ بَعْــضُ ءَالِهَتِنَا بِسُوٓءٍؐ قَالَ إِنِّــيَ ٱُشْهِدُ </text:span><text:span text:style-name="T4">۴</text:span><text:span text:style-name="T1">للَّهَؐ وَاشْهَدُوٓاْ أَنِّى بَرۣىٓءٌ مِّمَّا تُشْرۣكُونَ مِن دُونِهِؐ” فَكِيدُونِى جَمِيعاً ثُمَّ لاَ تُنظِرُونِؐ </text:span><text:span text:style-name="T2">(54)</text:span><text:span text:style-name="T1"> إِنِّى تَوَكَّلْــتُ عَلَــي </text:span><text:span text:style-name="T4">۰</text:span><text:span text:style-name="T1">للَّهِ رَبِّى وَرَبِّكُمؐ مَّا مِن دَآبَّةٖ اِلاَّ هُوَ ءَاخِذٛ بِنَاصِيَتِهَآؐ إِنَّ رَبِّى عَلَيٰ صِرَ؛طٍ مُّسْتَقِيمٍؐ </text:span><text:span text:style-name="T2">(55)</text:span><text:span text:style-name="T1"> فَإِن تَوَلَّوْاْ فَقَدَ اَبْلَغْتُكُم مَّآ ٱُرْسِلْــتُ بِهِ“ إِلَيْكُمْؐ وَيَسْتَخْلِفُ رَبِّى قَوْماٗ غَيْرَكُمْ وَلاَ تَضُرُّونَهُ„ شَيْـٔاٗؐ اِنَّ رَبِّى عَلَــيٰ كُــلّۣ شَيْءٖ حَفِيظٌؐ </text:span><text:span text:style-name="T2">(56)</text:span><text:span text:style-name="T1"> وَلَمَّا جَآءَ امْرُنَا نَجَّيْنَا هُوداً وَالذِيــنَ ءَامَنُواْ مَعَهُ„ بِرَحْمَةٍ مِّنَّا وَنَجَّيْنَـٰهُم مِّنْ عَذَابببٖ غَلِيظٍؐ </text:span><text:span text:style-name="T2">(57)</text:span><text:span text:style-name="T1"> وَتِلْــكَ عَادٌ جَحَدُواْ بِـَٔايَـٰــتِ رَبِّهِمْ وَعَصَوْاْ رُسُلَهُ„ وَاتَّبَعُوٓاْ أَمْرَ </text:span><text:soft-page-break/><text:span text:style-name="T1">كُلِّ جَبّۭار۫ عَنِيدٍؐ </text:span><text:span text:style-name="T2">(58)</text:span><text:span text:style-name="T1"> وَٱُتْبِعُواْ فِى هَـٰذِهِ </text:span><text:span text:style-name="T4">۱</text:span><text:span text:style-name="T1">لدُّنْيۭا لَعْنَةً وَيَوْمَ </text:span><text:span text:style-name="T4">۰</text:span><text:span text:style-name="T1">لْقِيَـٰمَةِؐ أَلآَ إِنننَّ عَاداً كَفَرُواْ رَبَّهُمُؐ; أَلاَ بُعْداً لِّعَادٍ قَوْمِ هُودٍؐ </text:span><text:span text:style-name="T2">(59)</text:span><text:span text:style-name="T1"> وَإِلَــيٰ ثَمُودَ أَخَاهُمْ صَـٰڤِحاًؐ قَالَ يَـٰقَوْمِ </text:span><text:span text:style-name="T4">۹</text:span><text:span text:style-name="T1">عْبُدُواْ </text:span><text:span text:style-name="T4">۴</text:span><text:span text:style-name="T1">للَّهَ مَا لَكُم مِّـنِ اِچَهٖ غَيْرُهُؐ, هُوَ أَنشَأَكُم مِّــنَ </text:span><text:span text:style-name="T4">۰</text:span><text:span text:style-name="T1">لاَرْضِ وَاسْتَعْمَرَكُمْ فِيهَا فَاسْتَغْفِرُوهُ ثُمَّ تُوبُوٓاْ إِلَيْهِؐ إِنَّ رَبِّى قَرۣيــبٌ مُّجِيــبٌؐ </text:span><text:span text:style-name="T2">(60)</text:span><text:span text:style-name="T1"> © قَالُواْ يَـٰصَـٰلِحُ قَدْ كُنــتَ فِينَا مَرْجُوّاً قَبْــلَ هَـٰذَآ أَتَنْهۭيٰنَآ أَن نَّعْبُدَ مَا يَعْبُدُ ءَابَآؤُنَا وَإِنَّنَا لَفِى شَــكٍّ مِّمَّا تَدْعُونَآ إِلَيْهِ مُرۣيبٍؐ </text:span><text:span text:style-name="T2">(61)</text:span><text:span text:style-name="T1"> قَالَ يَـٰقَوْمِ أَرَ×يْتُمُ; إِن كُنتُ عَلَيٰ بَيِّنَةٍ مِّن رَّبِّى وَءَاتۭيٰنِى مِنْهُ رَحْمَةً فَمَـنْ يَّنصُرُنِى مِــنَ </text:span><text:span text:style-name="T4">۰</text:span><text:span text:style-name="T1">للَّهِ إِنننْ عَصَيْتُهُؐ, فَمَا تَزۣيدُونَنِى غَيْرَ تَخْسِيرٍؐ </text:span><text:span text:style-name="T2">(62)</text:span><text:span text:style-name="T1"> وَيَـٰقَوْمِ هَـٰذِهِ” نَاقَةُ </text:span><text:span text:style-name="T4">۴</text:span><text:span text:style-name="T1">للَّهِ لَكُمُ; ءَايَةًؐ فَذَرُوهَا تَاكُـلْ فِىٓ أَرْضضضِ </text:span><text:span text:style-name="T4">۱</text:span><text:span text:style-name="T1">للَّهِؐ وَلاَ تَمَسُّوهَا بِسُوٓءٍ فَيَاخُذَكُمْ عَذَابببٌ قَرۣيــبٌؐ </text:span><text:span text:style-name="T2">(63)</text:span><text:span text:style-name="T1"> فَعَقَرُوهَا فَقَالَ تَمَتَّعُواْ فِى دۭارۣكُمْ ثَـچَثَةَ أَيَّامٍؐ ذَ؛لِــكَ وَعْد٘ غَيْرُ مَكْذُوبببٍؐ </text:span><text:span text:style-name="T2">(64)</text:span><text:span text:style-name="T1"> فَلَمَّا جَآءَ امْرُنَا نَجَّيْنَا صَـٰڤِحاً وَالذِيــنَ ءَامَنُواْ مَعَهُ„ بِرَحْمَةٍ مِّنَّا وَمِنْ خِزْيِ يَوْمَئِذٖؐ اِنَّ رَبَّــكَ هُوَ </text:span><text:span text:style-name="T4">۰</text:span><text:span text:style-name="T1">لْقَوۣيُّ </text:span><text:span text:style-name="T4">۴</text:span><text:span text:style-name="T1">لْعَزۣيزُؐ </text:span><text:span text:style-name="T2">(65)</text:span><text:span text:style-name="T1"> وَأَخَذَ </text:span><text:span text:style-name="T4">۰</text:span><text:span text:style-name="T1">لذِيــــنَ ظَلَمُـواْ </text:span><text:span text:style-name="T4">۴</text:span><text:span text:style-name="T1">ڤصَّيْحَةُ فَأَصْبَحُواْ فِى دِيۭـٰرۣهِمْ جَـٰثِمِينَ </text:span><text:span text:style-name="T2">(66)</text:span><text:span text:style-name="T1"> كَأَن لَّمْ يَغْنَوْاْ فِيهَآؐ أَلآَ إِنننَّ ثَمُوداً كَفَرُواْ رَبَّهُمُؐ; أَلاَ بُعْداً لِّثَمُودَؐ </text:span><text:span text:style-name="T2">(67)</text:span><text:span text:style-name="T1"> وَلَقَدْ جَآءَتْ رُسُلُنَآ إِبْرَ؛هِيمَ بِالْبُشْرۭيٰ قَالُواْ سَچَماًؐ قَالَ سَچَمٌؐ فَمَا لَبِــثَ أَن جَآءَ بِعِجْلٖ حَنِيذٍؐ </text:span><text:span text:style-name="T2">(68)</text:span><text:span text:style-name="T1"> فَلَمَّا رۭءۭآ أَيْدِيَهُمْ لاَ تَصِـلُ إِلَيْهِ نَكِرَهُمْ وَأَوْجَـسَ مِنْهُمْ خِيفَةًؐ قَالُواْ لاَ تَخَـفِؐ اِنَّـآ ٱُرْسِلْنَآ إِلَيٰ قَوْمِ لُوطٍؐ </text:span><text:span text:style-name="T2">(69)</text:span><text:span text:style-name="T1"> وَامْرَأَتُهُ„ قَآئِمَةٌ فَضَحِكَــتْؐ فَبَشَّرْنَـٰهَا بِإِسْحَـٰقَؐ وَمِنْ وَّرَآءِ اسْحَـٰقَ يَعْقُوبببُؐ </text:span><text:span text:style-name="T2">(70)</text:span><text:span text:style-name="T1"> </text:span><text:soft-page-break/><text:span text:style-name="T1">قَالَتْ يَـٰوَيْلَتۭــيٰٓ ءَالِدُ وَأَنَا عَجُوزٌ وَهَـٰذَا بَعْلِى شَيْخاٗؐ اِنَّ هَـٰذَا لَشَىْء٘ عَجِيبٌؐ </text:span><text:span text:style-name="T2">(71)</text:span><text:span text:style-name="T1"> ® قَالُوٓاْ أَتَعْجَبِيــنَ مِـنَ اَمْرۣ </text:span><text:span text:style-name="T4">۱</text:span><text:span text:style-name="T1">للَّهِؐ رَحْمَــتُ </text:span><text:span text:style-name="T4">۴</text:span><text:span text:style-name="T1">للَّه وَبَرَكَـٰتُهُ„ عَلَيْكُمُ; أَهْلَ </text:span><text:span text:style-name="T4">۰</text:span><text:span text:style-name="T1">لْبَيْــتِؐ إِنَّهُ„ حَمِيدٌ مَّجِيدٌؐ </text:span><text:span text:style-name="T2">(72)</text:span><text:span text:style-name="T1"> فَلَمَّا ذَهَبَ عَـنِ اِبْرَ؛هِيمَ </text:span><text:span text:style-name="T4">۰</text:span><text:span text:style-name="T1">لرَّوْعُ وَجَآءَتْهُ </text:span><text:span text:style-name="T4">۴</text:span><text:span text:style-name="T1">لْبُشْرۭيٰ يُجَـٰدِلُنَا فِى قَوْمِ لُوطٖؐ </text:span><text:span text:style-name="T2">(73)</text:span><text:span text:style-name="T1"> اِنَّ إِبْرَ؛هِيمَ لَحَلِيم٘ اَوَّ؛هٌ مُّنِيــبٌؐ </text:span><text:span text:style-name="T2">(74)</text:span><text:span text:style-name="T1"> يَـٰٓإِبْرَ؛هِيمُ أَعْرۣضضضْ عَنْ هَـٰذَآؐ إِنَّهُ„ قَدْ جَآءَ امْرُ رَبِّــكَؐ وَإِنَّهُمُ; ءَاتِيهِمْ عَذَاب٘ غَيْرُ مَرْدُودٍؐ </text:span><text:span text:style-name="T2">(75)</text:span><text:span text:style-name="T1"> وَلَمَّا جَآءَتتتْ رُسُلُنَا لُوطاً سـ۬ـىٓءَ بِهِمْ وَضَاقَ بِهِمْ ذَرْعاً وَقَالَ هَـٰذَا يَوْم٘ عَصِيــبٌؐ </text:span><text:span text:style-name="T2">(76) </text:span><text:span text:style-name="T1">وَجَآءَهُ„ قَوْمُهُ„ يُهْرَعُونَ إِلَيْهِ وَمِــن قَبْلُ كَانُواْ يَعْمَلُونَ </text:span><text:span text:style-name="T4">۰</text:span><text:span text:style-name="T1">لسَّيِّـَٔاتتتِؐ قَالَ يَـٰقَوْمِ هَـٰٓؤُلآَءِ بَنَاتِى هُــنَّ أَطْهَرُ لَكُمْ فَاتَّقُواْ </text:span><text:span text:style-name="T4">۴</text:span><text:span text:style-name="T1">للَّهَ وَلاَ تُخْزُونِ فِى ضَيْفِيَؐ أَلَيْـسَ مِنكُمْ رَجُلٌ رَّشِيدٌؐ </text:span><text:span text:style-name="T2">(77)</text:span><text:span text:style-name="T1"> قَالُواْ لَقَدْ عَلِمْــتَ مَا لَنَا فِى بَنَاتِــكَ مِنْ حَقٍّ وَإِنَّــكَ لَتَعْلَمُ مَا نُرۣيدُؐ </text:span><text:span text:style-name="T2">(78)</text:span><text:span text:style-name="T1"> قَالَ لَوَ اَنَّ لِى بِكُمْ قُوَّةٗ اَوَ —اوۣىٓ إِلَيٰ رُكْــنٍ شَدِيدٍؐ </text:span><text:span text:style-name="T2">(79)</text:span><text:span text:style-name="T1"> قَالُواْ يَـٰلُوطُ إِنَّا رُسُلُ رَبِّــكَ لَـنْ يَّصِلُوٓاْ إِلَيْــكَؐ فَاسْرۣ بِأَهْلِــكَ بِقِطْعٍ مِّــنَ </text:span><text:span text:style-name="T4">۰</text:span><text:span text:style-name="T1">ليْلِ وَلاَ يَلْتَفِــتْ مِنكُمُ; أَحَد٘ اِلاَّ "مْرَأَتَكَؐ إِنَّهُ„ مُصِيبُهَا مَآ أَصَابَهُمُؐ; إِنَّ مَوْعِدَهُمُ </text:span><text:span text:style-name="T4">۴</text:span><text:span text:style-name="T1">لصُّبْحُؐ أَلَيْسَ </text:span><text:span text:style-name="T4">۰</text:span><text:span text:style-name="T1">لصُّبْحُ بِقَرۣيــبٍؐ </text:span><text:span text:style-name="T2">(80)</text:span><text:span text:style-name="T1"> فَلَمَّا جَآءَ امْرُنَا جَعَلْنَا عَـٰلِيَهَا سَافِلَهَا وَأَمْطَرْنَا عَلَيْهَا حِجَارَةً مِّــن سِجِّيــلٍ </text:span><text:span text:style-name="T2">(81)</text:span><text:span text:style-name="T1"> مَّنضُودٍ مُّسَوَّمَةٗ عِندَ رَبِّــكَؐ وَمَا هِيَ مِــنَ </text:span><text:span text:style-name="T4">۰</text:span><text:span text:style-name="T1">لظَّـٰلِمِينَ بِبَعِيدٍؐ </text:span><text:span text:style-name="T2">(82)</text:span><text:span text:style-name="T1"> ¤ وَإِلَــيٰ مَدْيَنَ أَخَاهُمْ شُعَيْباًؐ قَالَ يَـٰقَوْمِ </text:span><text:span text:style-name="T4">۹</text:span><text:span text:style-name="T1">عْبُدُواْ </text:span><text:span text:style-name="T4">۴</text:span><text:span text:style-name="T1">للَّهَ مَا لَكُم مِّـنِ اِچَهٖ غَيْرُهُؐ, وَلاَ تَنقُصُواْ </text:span><text:span text:style-name="T4">۴</text:span><text:span text:style-name="T1">لْمِكْيَالَ وَالْمِيزَانَؐ إِنِّيَ أَرۭيٰكُم بِخَيْرٍ وَإِنِّــيَ أَخَافُ عَلَيْكُمْ عَذَابببَ يَوْمٍ مُّحِيطٍؐ </text:span><text:span text:style-name="T2">(83)</text:span><text:span text:style-name="T1"> وَيَـٰقَوْمِ أَوْفُواْ </text:span><text:span text:style-name="T4">۴</text:span><text:span text:style-name="T1">لْمِكْيَالَ وَالْمِيزَانَ </text:span><text:soft-page-break/><text:span text:style-name="T1">بِالْقِسْطِؐ وَلاَ تَبْخَسُواْ </text:span><text:span text:style-name="T4">۴</text:span><text:span text:style-name="T1">لنَّاسَ أَشْيَآءَهُمْ وَلاَ تَعْثَوْاْ فِى </text:span><text:span text:style-name="T4">۱</text:span><text:span text:style-name="T1">لاَرْضضضِ مُفْسِدِينَؐ </text:span><text:span text:style-name="T2">(84)</text:span><text:span text:style-name="T1"> بَقِيَّــتُ </text:span><text:span text:style-name="T4">۴</text:span><text:span text:style-name="T1">للَّهِ خَيْرٌ لَّكُمُ; إِننن كُنتُم مُّومِنِينَؐ </text:span><text:span text:style-name="T2">(85)</text:span><text:span text:style-name="T1"> وَمَآ أَنَا عَلَيْكُم بِحَفِيظٍؐ </text:span><text:span text:style-name="T2">(86)</text:span><text:span text:style-name="T1"> قَالُواْ يَـٰشُعَيْــبُ أَصَلَوَ؛تُــكَ تَامُرُكَ أَن نَّتْرُكَ مَا يَعْبُدُ ءَابَآؤُنَآ أَوَ اَن نَّفْعَـلَ فِىٓ أَمْوَ؛لِنَا مَا نَشَـٰٓؤُاْؐ اِ۬نَّــكَ لَأَنــتَ </text:span><text:span text:style-name="T4">۰</text:span><text:span text:style-name="T1">لْحَلِيمُ </text:span><text:span text:style-name="T4">۴</text:span><text:span text:style-name="T1">لرَّشِيدُؐ </text:span><text:span text:style-name="T2">(87)</text:span><text:span text:style-name="T1"> قَالَ يَـٰقَوْمِ أَرَ×يْتُمُ; إِن كُنــتُ عَلَيٰ بَيِّنَةٍ مِّن رَّبِّى وَرَزَقَنِى مِنْهُ رۣزْقاٗ حَسَناًؐ وَمَآ ٱُرۣيدُ أَنُ </text:span><text:span text:style-name="T4">۷</text:span><text:span text:style-name="T1">خَالِفَكُمُ; إِلَيٰ مَآ أَنْهۭيٰكُمْ عَنْهُؐ إِنُ </text:span><text:span text:style-name="T4">۷</text:span><text:span text:style-name="T1">رۣيدُ إِلاَّ </text:span><text:span text:style-name="T4">۰</text:span><text:span text:style-name="T1">لِاصْڦَحَ مَا "سْتَطَعْــتُؐ وَمَا تَوْفِيقِيَ إِلاَّ بِاللَّهِؐ عَلَيْهِ تَوَكَّلْــتُؐ وَإِلَيْهِ ٱُنِيبُؐ </text:span><text:span text:style-name="T2">(88)</text:span><text:span text:style-name="T1"> وَيَـٰقَوْمِ لاَ يَجْرۣمَنَّكُمْ شِقَاقِيَ أَنْ يُّصِيبَكُم مِّثْــلُ مَآ أَصَابببَ قَوْمَ نُوحٖ اَوْ قَوْمَ هُودٖ اَوْ قَوْمَ صَـٰلِحٍؐ وَمَا قَوْمُ لُوطٍ مِّنكُم بِبَعِيدٍؐ </text:span><text:span text:style-name="T2">(89)</text:span><text:span text:style-name="T1"> وَاسْتَغْفِرُواْ رَبَّكُمْ ثُمَّ تُوبُوٓاْ إِلَيْهِؐ إِنَّ رَبِّى رَحِيمٌ وَدُودٌؐ </text:span><text:span text:style-name="T2">(90)</text:span><text:span text:style-name="T1"> قَالُواْ يَـٰشُعَيْبُ مَا نَفْقَهُ كَثِيراً مِّمَّا تَقُولُ وَإِنَّا لَنَرۭيٰــكَ فِينَا ضَعِيفاً وَلَوْلاَ رَهْطُــكَ لَرَجَمْنَـٰــكَ وَمَآ أَنــتَ عَلَيْنَا بِعَزۣيزٍؐ </text:span><text:span text:style-name="T2">(91)</text:span><text:span text:style-name="T1"> قَالَ يَـٰقَوْمِ أَرَهْطِيَ أَعَزُّ عَلَيْكُم مِّــنَ </text:span><text:span text:style-name="T4">۰</text:span><text:span text:style-name="T1">للَّهِ وَاتَّخَذتُّمُوهُ وَرَآءَكُمْ ظِهْرۣيّاٗؐ اِنَّ رَبِّى بِمَا تَعْمَلُونَ مُحِيطٌؐ </text:span><text:span text:style-name="T2">(92)</text:span><text:span text:style-name="T1"> ® وَيَـٰقَوْمِ 'عْمَلُواْ عَلَيٰ مَكَانَتِكُمُ; إِنِّى عَـٰمِلٌؐ سَوْفَ تَعْلَمُونَ مَـنْ يَّاتِيهِ عَذَابٌ يُخْزۣيهِ وَمَنْ هُوَ كَـٰذِبببٌؐ وَارْتَقِبُوٓاْؐ إِنِّى مَعَكُمْ رَقِيــبٌؐ </text:span><text:span text:style-name="T2">(93)</text:span><text:span text:style-name="T1"> وَلَمَّا جَآءَ امْرُنَا نَجَّيْنَا شُعَيْباً وَالذِيــنَ ءَامَنُواْ مَعَهُ„ بِرَحْمَةٍ مِّنَّاؐ وَأَخَذَتتتِ </text:span><text:span text:style-name="T4">۱</text:span><text:span text:style-name="T1">لذِيــنَ ظَلَمُواْ </text:span><text:span text:style-name="T4">۴</text:span><text:span text:style-name="T1">ڤصَّيْحَةُ فَأَصْبَحُواْ فِى دِيۭـٰرۣهِمْ جَـٰثِمِينَ </text:span><text:span text:style-name="T2">(94)</text:span><text:span text:style-name="T1"> كَأَن لَّمْ يَغْنَوْاْ فِيهَآؐ أَلاَ بُعْداً لِّمَدْيَنَ كَمَا بَعِدَتتتْ ثَمُودُؐ </text:span><text:span text:style-name="T2">(95)</text:span><text:span text:style-name="T1"> وَلَقَدَ اَرْسَلْنَا مُوسۭيٰ بِـَٔايَـٰتِنَا وَسُلْطَـٰنٍ مُّبِينٖ </text:span><text:span text:style-name="T2">(96)</text:span><text:span text:style-name="T1"> اِلَيٰ فِرْعَوْنَ </text:span><text:soft-page-break/><text:span text:style-name="T1">وَمَلْاَئِهِ” فَاتَّبَعُوٓاْ أَمْرَ فِرْعَوْنَؐ وَمَآ أَمْرُ فِرْعَوْنَ بِرَشِيدٍؐ </text:span><text:span text:style-name="T2">(97)</text:span><text:span text:style-name="T1"> يَقْدُمُ قَوْمَهُ„ يَوْمَ </text:span><text:span text:style-name="T4">۰</text:span><text:span text:style-name="T1">لْقِيَـٰمَةِ فَأَوْرَدَهُمُ </text:span><text:span text:style-name="T4">۴</text:span><text:span text:style-name="T1">لنَّارَؐ وَبِيسَ </text:span><text:span text:style-name="T4">۰</text:span><text:span text:style-name="T1">لْوۣرْدُ </text:span><text:span text:style-name="T4">۴</text:span><text:span text:style-name="T1">لْمَوْرُودُؐ </text:span><text:span text:style-name="T2">(98)</text:span><text:span text:style-name="T1"> وَٱُتْبِعُواْ فِى هَـٰذِهِ” لَعْنَةً وَيَوْمَ </text:span><text:span text:style-name="T4">۰</text:span><text:span text:style-name="T1">لْقِيَـٰمَةِؐ بِيسَ </text:span><text:span text:style-name="T4">۰</text:span><text:span text:style-name="T1">لرّۣفْدُ </text:span><text:span text:style-name="T4">۴</text:span><text:span text:style-name="T1">لْمَرْفُودُؐ </text:span><text:span text:style-name="T2">(99)</text:span><text:span text:style-name="T1"> ذَ؛لِــكَ مِــنَ اَنۢبَآءِ </text:span><text:span text:style-name="T4">۱</text:span><text:span text:style-name="T1">لْقُرۭيٰ نَقُصُّهُ„ عَلَيْــكَ مِنْهَا قَآئِمٌ وَحَصِيدٌؐ </text:span><text:span text:style-name="T2">(100)</text:span><text:span text:style-name="T1"> وَمَا ظَلَمْنَـٰهُمْ وَچَكِــن ظَلَمُوٓاْ أَنفُسَهُمْؐ فَمَآ أَغْنَــتْ عَنْهُمُ; ءَالِهَتُهُمُ </text:span><text:span text:style-name="T4">۴</text:span><text:span text:style-name="T1">لتِى يَدْعُونَ مِن دُونِ </text:span><text:span text:style-name="T4">۱</text:span><text:span text:style-name="T1">للَّهِ مِن شَيْءٍ لَّمَّا جَآءَ امْرُ رَبِّــكَؐ وَمَا زَادُوهُمْ غَيْرَ تَتْبِيــبٍؐ </text:span><text:span text:style-name="T2">(101)</text:span><text:span text:style-name="T1"> وَكَذَ؛لِــكَ أَخْذُ رَبِّــكَ إِذَآ أَخَذَ </text:span><text:span text:style-name="T4">۰</text:span><text:span text:style-name="T1">لْقُرۭيٰ وَهِــيَ ظَالِمَة٘ؐ اِنَّ أَخْذَهُ; أَلِيمٌ شَدِيد٘ؐ </text:span><text:span text:style-name="T2">(102)</text:span><text:span text:style-name="T1"> اِنَّ فِى ذَ؛لِــكَ ءَلاَيَةً لِّمَــنْ خَافَ عَذَابببَ </text:span><text:span text:style-name="T4">۰</text:span><text:span text:style-name="T1">لاَخِرَةِؐ ذَ؛لِــكَ يَوْمٌ مَّجْمُوعٌ لَّهُ </text:span><text:span text:style-name="T4">۴</text:span><text:span text:style-name="T1">لنَّاسُؐ وَذَ؛لِــكَ يَوْمٌ مَّشْهُودٌؐ </text:span><text:span text:style-name="T2">(103)</text:span><text:span text:style-name="T1"> وَمَا نُوَ۬خِّرُهُ; إِلاَّ لَأِجَــلٍ مَّعْدُودٍؐ </text:span><text:span text:style-name="T2">(104)</text:span><text:span text:style-name="T1"> © يَوْمَ يَاتِ” لاَ تَكَلَّمُ نَفْـس٘ اِلاَّ بِإِذْنِهِؐ” فَمِنْهُمْ شَقِيٌّ وَسَعِيدٌؐ </text:span><text:span text:style-name="T2">(105)</text:span><text:span text:style-name="T1"> فَأَمَّا </text:span><text:span text:style-name="T4">۰</text:span><text:span text:style-name="T1">لذِينَ شَقُواْ فَفِى </text:span><text:span text:style-name="T4">۱</text:span><text:span text:style-name="T1">لنّۭارۣ لَهُمْ فِيهَا زَفِيرٌ وَشَهِيق٘ </text:span><text:span text:style-name="T2">(106)</text:span><text:span text:style-name="T1"> خَـٰلِدِينَ فِيهَا مَا دَامَــتِ </text:span><text:span text:style-name="T4">۱</text:span><text:span text:style-name="T1">لسَّمَـٰوَ؛تتتُ وَالاَرْضُ إِلاَّ مَا شَآءَ رَبُّــكَؐ إِنَّ رَبَّكَ فَعَّالٌ لِّمَا يُرۣيدُؐ </text:span><text:span text:style-name="T2">(107)</text:span><text:span text:style-name="T1"> وَأَمَّا </text:span><text:span text:style-name="T4">۰</text:span><text:span text:style-name="T1">لذِيــنَ سَعِدُواْ فَفِى </text:span><text:span text:style-name="T4">۱</text:span><text:span text:style-name="T1">لْجَنَّةِ خَـٰلِدِينَ فِيهَا مَا دَامَــتِ </text:span><text:span text:style-name="T4">۱</text:span><text:span text:style-name="T1">لسَّمَـٰوَ؛تتتُ وَالاَرْضُ إِلاَّ مَا شَآءَ رَبُّكَؐ عَطَآءٗ غَيْرَ مَجْذُوذٍؐ </text:span><text:span text:style-name="T2">(108)</text:span><text:span text:style-name="T1"> فَلاَ تَكُ فِى مِرْيَةٍ مِّمَّا يَعْبُدُ هَـٰٓؤُلآَءِؐ مَا يَعْبُدُونَ إِلاَّ كَمَا يَعْبُدُ ءَابَآؤُهُم مِّــن قَبْلُؐ وَإِنَّا لَمُوَفُّوهُمْ نَصِيبَهُمْ غَيْرَ مَنقُوصٍؐ </text:span><text:span text:style-name="T2">(109)</text:span><text:span text:style-name="T1"> وَلَقَدَ —اتَيْنَا مُوسَــي </text:span><text:span text:style-name="T4">۰</text:span><text:span text:style-name="T1">لْكِتَـٰــبَ فَاخْتُلِفَ فِيهِؐ وَلَوْلاَ كَلِمَةٌ سَبَقَــتْ مِن رَّبِّــكَ لَقُضِــيَ بَيْنَهُمْؐ وَإِنَّهُمْ لَفِى شَــكٍّ مِّنْهُ مُرۣيــبٍؐ </text:span><text:span text:style-name="T2">(110)</text:span><text:span text:style-name="T1"> وَإِن كُلًاّ لَّمَا لَيُوَفِّيَنَّهُمْ رَبُّــكَ أَعْمَـٰلَهُمُؐ; إِنَّهُ„ بِمَا يَعْمَلُونَ خَبِيرٌؐ </text:span><text:span text:style-name="T2">(111)</text:span><text:span text:style-name="T1">فَاسْتَقِمْ كَمَآ ٱُمِرْتتتَ وَمَــن تَابببَ </text:span><text:soft-page-break/><text:span text:style-name="T1">مَعَــكَ وَلاَ تَطْغَوۣاْؐ اِنَّهُ„ بِمَا تَعْمَلُونَ بَصِيرٌؐ </text:span><text:span text:style-name="T2">(112)</text:span><text:span text:style-name="T1"> وَلاَ تَرْكَنُوٓاْ إِلَــي </text:span><text:span text:style-name="T4">۰</text:span><text:span text:style-name="T1">لذِيــنَ ظَلَمُواْ فَتَمَسَّكُمُ </text:span><text:span text:style-name="T4">۴</text:span><text:span text:style-name="T1">لنَّارُؐ وَمَا لَكُم مِّن دُونِ </text:span><text:span text:style-name="T4">۱</text:span><text:span text:style-name="T1">للَّهِ مِنَ اَوْلِيَآءَؐ ثُمَّ لاَ تُنصَرُونَؐ </text:span><text:span text:style-name="T2">(113)</text:span><text:span text:style-name="T1"> وَأَقِمِ </text:span><text:span text:style-name="T4">۱</text:span><text:span text:style-name="T1">لصَّلَوٰةَ طَرَفَــيۣ </text:span><text:span text:style-name="T4">۱</text:span><text:span text:style-name="T1">لنَّهۭارۣ وَزُلَفاً مِّنَ </text:span><text:span text:style-name="T4">۰</text:span><text:span text:style-name="T1">ليْلِؐ إِنَّ </text:span><text:span text:style-name="T4">۰</text:span><text:span text:style-name="T1">لْحَسَنَـٰــتِ يُذْهِبْــنَ </text:span><text:span text:style-name="T4">۰</text:span><text:span text:style-name="T1">لسَّيِّـَٔاتِؐ ذَ؛لِــكَ ذِكْرۭيٰ لِلذَّ؛كِرۣينَؐ </text:span><text:span text:style-name="T2">(114)</text:span><text:span text:style-name="T1"> وَاصْبِرْؐ فَإِنننَّ </text:span><text:span text:style-name="T4">۰</text:span><text:span text:style-name="T1">للَّهَ لاَ يُضِيعُ أَجْرَ </text:span><text:span text:style-name="T4">۰</text:span><text:span text:style-name="T1">ڤْمُحْسِنِينَؐ </text:span><text:span text:style-name="T2">(115)</text:span><text:span text:style-name="T1"> فَلَوْلاَ كَانَ مِــنَ </text:span><text:span text:style-name="T4">۰</text:span><text:span text:style-name="T1">لْقُرُونِ مِــن قَبْلِكُمُ; ٱُوْلُواْ بَقِيَّةٍ يَنْهَوْنَ عَـنِ </text:span><text:span text:style-name="T4">۱</text:span><text:span text:style-name="T1">لْفَسَادِ فِى </text:span><text:span text:style-name="T4">۱</text:span><text:span text:style-name="T1">لاَرْضضضِ إِلاَّ قَلِيلًا مِّمَّــنَ اَنجَيْنَا مِنْهُمْؐ وَاتَّبَعَ </text:span><text:span text:style-name="T4">۰</text:span><text:span text:style-name="T1">لذِينَ ظَلَمُواْ مَآ ٱُتْرۣفُواْ فِيهِ وَكَانُواْ مُجْرۣمِينَؐ </text:span><text:span text:style-name="T2">(116)</text:span><text:span text:style-name="T1"> ® وَمَا كَانَ رَبُّــكَ لِيُهْلِــكَ </text:span><text:span text:style-name="T4">۰</text:span><text:span text:style-name="T1">لْقُرۭيٰ بِظُلْمٍ وَأَهْلُهَا مُصْلِحُونَؐ </text:span><text:span text:style-name="T2">(117)</text:span><text:span text:style-name="T1"> وَلَوْ شَآءَ رَبُّكَ لَجَعَــلَ </text:span><text:span text:style-name="T4">۰</text:span><text:span text:style-name="T1">لنَّاسسسَ ٱُمَّةً وَ؛حِدَةًؐ وَلاَ يَزَالُونَ مُخْتَلِفِينَ إِلاَّ مَن رَّحِمَ رَبُّــكَؐ وَلِذَ؛لِكَ خَلَقَهُمْؐ وَتَمَّــتْ كَلِمَةُ رَبِّكَ لَأَمْلَأَنَّ جَهَنَّمَ مِــنَ </text:span><text:span text:style-name="T4">۰</text:span><text:span text:style-name="T1">لْجِنَّةِ وَالنَّاسسسِ أَجْمَعِينَؐ </text:span><text:span text:style-name="T2">(118)</text:span><text:span text:style-name="T1"> وَكُلًاّ نَّقُــصُّ عَلَيْــكَ مِــنَ اَنۢبَآءِ </text:span><text:span text:style-name="T4">۱</text:span><text:span text:style-name="T1">لرُّسُــلۣ مَا نُثَبِّتُ بِهِ” فُؤَادَكَؐ وَجَآءَكككَ فِى هَـٰذِهِ </text:span><text:span text:style-name="T4">۱</text:span><text:span text:style-name="T1">لْحَقُّ وَمَوْعِظَةٌ وَذِكْرۭيٰ لِلْمُومِنِينَؐ </text:span><text:span text:style-name="T2">(119)</text:span><text:span text:style-name="T1"> وَقُل لِّلذِيــنَ لاَ يُومِنُونَ "عْمَلُواْ عَلَــيٰ مَكَانَتِكُمُ; إِنَّا عَـٰمِلُونَ وَانتَظِرُوٓاْ إِنَّا مُنتَظِرُونَؐ </text:span><text:span text:style-name="T2">(120)</text:span><text:span text:style-name="T1"> وَلِلهِ غَيْــبُ </text:span><text:span text:style-name="T4">۴</text:span><text:span text:style-name="T1">لسَّمَـٰوَ؛تتتِ وَالاَرْضِؐ وَإِلَيْهِ يُرْجَعُ </text:span><text:span text:style-name="T4">۴</text:span><text:span text:style-name="T1">لاَمْرُ كُلُّهُؐ„ فَاعْبُدْهُ وَتَوَكَّــلْ عَلَيْهِؐ وَمَا رَبُّكَ بِغَـٰفِــل۫ عَمَّا تَعْمَلُونَ </text:span><text:span text:style-name="T2">(121)</text:span><text:span text:style-name="T1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21:38:51.929220205</meta:creation-date>
    <dc:date>2025-02-27T21:40:16.181887818</dc:date>
    <meta:editing-duration>PT1M27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0" meta:paragraph-count="3" meta:word-count="2056" meta:character-count="11188" meta:non-whitespace-character-count="9134"/>
  </office:meta>
</office:document-meta>
</file>